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adornments="Обычный" style:font-family-generic="swiss" style:font-pitch="variable"/>
    <style:font-face style:name="Source Code Pro" svg:font-family="'Source Code Pro'" style:font-pitch="fixed"/>
    <style:font-face style:name="Source Code Pro1" svg:font-family="'Source Code Pro'" style:font-adornments="Regular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  <style:font-face style:name="Times new roman" svg:font-family="'Times new roman'" style:font-adornments="Обычный" style:font-family-generic="roman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</office:font-face-decls>
  <office:automatic-styles>
    <style:style style:name="P1" style:family="paragraph" style:parent-style-name="Text_20_body" style:master-page-name="Standard">
      <style:paragraph-properties fo:text-align="center" style:justify-single-word="false" style:page-number="1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1aba41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Text_20_body">
      <style:paragraph-properties fo:text-indent="0cm" style:auto-text-indent="false"/>
      <style:text-properties officeooo:rsid="001a786f" officeooo:paragraph-rsid="001a786f"/>
    </style:style>
    <style:style style:name="P6" style:family="paragraph" style:parent-style-name="Text_20_body">
      <style:paragraph-properties fo:text-indent="0cm" style:auto-text-indent="false"/>
    </style:style>
    <style:style style:name="P7" style:family="paragraph" style:parent-style-name="Text_20_body">
      <style:text-properties style:font-name="Source Code Pro" fo:font-size="11pt" style:font-size-asian="11pt" style:font-size-complex="11pt"/>
    </style:style>
    <style:style style:name="P8" style:family="paragraph" style:parent-style-name="Heading_20_1">
      <style:paragraph-properties fo:break-before="page"/>
      <style:text-properties officeooo:rsid="001d5bb6" officeooo:paragraph-rsid="001d5bb6"/>
    </style:style>
    <style:style style:name="P9" style:family="paragraph" style:parent-style-name="Heading_20_2">
      <style:text-properties officeooo:paragraph-rsid="001f12a3"/>
    </style:style>
    <style:style style:name="P10" style:family="paragraph" style:parent-style-name="Text_20_body">
      <style:text-properties officeooo:paragraph-rsid="001f12a3"/>
    </style:style>
    <style:style style:name="P11" style:family="paragraph" style:parent-style-name="Text_20_body">
      <style:paragraph-properties fo:text-indent="0cm" style:auto-text-indent="false"/>
      <style:text-properties officeooo:paragraph-rsid="002f9e9d"/>
    </style:style>
    <style:style style:name="P12" style:family="paragraph" style:parent-style-name="Text_20_body">
      <style:paragraph-properties fo:text-indent="0cm" style:auto-text-indent="false"/>
      <style:text-properties officeooo:paragraph-rsid="001f12a3"/>
    </style:style>
    <style:style style:name="P13" style:family="paragraph" style:parent-style-name="Text_20_body">
      <style:text-properties officeooo:rsid="001f3b14" officeooo:paragraph-rsid="001f3b14"/>
    </style:style>
    <style:style style:name="P14" style:family="paragraph" style:parent-style-name="Text_20_body">
      <style:paragraph-properties fo:margin-top="0cm" fo:margin-bottom="0.499cm" style:contextual-spacing="false"/>
    </style:style>
    <style:style style:name="P15" style:family="paragraph" style:parent-style-name="Text_20_body">
      <style:paragraph-properties fo:text-align="justify" style:justify-single-word="false" fo:text-indent="0cm" style:auto-text-indent="false"/>
    </style:style>
    <style:style style:name="P16" style:family="paragraph" style:parent-style-name="Text_20_body">
      <style:paragraph-properties fo:text-indent="0cm" style:auto-text-indent="false"/>
      <style:text-properties officeooo:paragraph-rsid="001d5bb6"/>
    </style:style>
    <style:style style:name="P17" style:family="paragraph" style:parent-style-name="Text_20_body">
      <style:text-properties fo:font-weight="normal" style:font-weight-asian="normal" style:font-weight-complex="normal"/>
    </style:style>
    <style:style style:name="P18" style:family="paragraph" style:parent-style-name="Text_20_body">
      <style:paragraph-properties fo:margin-top="0cm" fo:margin-bottom="0cm" style:contextual-spacing="false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02c346c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033555b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0352f2e"/>
    </style:style>
    <style:style style:name="P22" style:family="paragraph" style:parent-style-name="Text_20_body">
      <style:paragraph-properties fo:margin-top="0cm" fo:margin-bottom="0cm" style:contextual-spacing="false"/>
      <style:text-properties officeooo:rsid="0021b3c8" officeooo:paragraph-rsid="002c346c"/>
    </style:style>
    <style:style style:name="P23" style:family="paragraph" style:parent-style-name="Heading_20_1" style:list-style-name="">
      <style:paragraph-properties>
        <style:tab-stops>
          <style:tab-stop style:position="1.169cm"/>
        </style:tab-stops>
      </style:paragraph-properties>
    </style:style>
    <style:style style:name="P24" style:family="paragraph" style:parent-style-name="Heading_20_2">
      <style:text-properties officeooo:rsid="00223886" officeooo:paragraph-rsid="00223886"/>
    </style:style>
    <style:style style:name="P25" style:family="paragraph" style:parent-style-name="Text_20_body">
      <style:text-properties officeooo:paragraph-rsid="00223886"/>
    </style:style>
    <style:style style:name="P26" style:family="paragraph" style:parent-style-name="Text_20_body">
      <style:paragraph-properties fo:text-align="start" style:justify-single-word="false"/>
    </style:style>
    <style:style style:name="P27" style:family="paragraph" style:parent-style-name="Text_20_body">
      <style:paragraph-properties fo:text-align="start" style:justify-single-word="false"/>
      <style:text-properties officeooo:paragraph-rsid="00223886"/>
    </style:style>
    <style:style style:name="P28" style:family="paragraph" style:parent-style-name="Text_20_body">
      <style:paragraph-properties fo:text-align="start" style:justify-single-word="false"/>
      <style:text-properties officeooo:rsid="00223886" officeooo:paragraph-rsid="00223886"/>
    </style:style>
    <style:style style:name="P29" style:family="paragraph" style:parent-style-name="Text_20_body">
      <style:text-properties officeooo:rsid="00223886" officeooo:paragraph-rsid="00223886"/>
    </style:style>
    <style:style style:name="P30" style:family="paragraph" style:parent-style-name="Text_20_body">
      <style:text-properties officeooo:rsid="00228707" officeooo:paragraph-rsid="00223886"/>
    </style:style>
    <style:style style:name="P31" style:family="paragraph" style:parent-style-name="Text_20_body">
      <style:text-properties officeooo:rsid="00253d44" officeooo:paragraph-rsid="00253d44"/>
    </style:style>
    <style:style style:name="P32" style:family="paragraph" style:parent-style-name="Code">
      <style:text-properties officeooo:paragraph-rsid="003ae158"/>
    </style:style>
    <style:style style:name="P33" style:family="paragraph" style:parent-style-name="Code">
      <style:text-properties officeooo:paragraph-rsid="00361003"/>
    </style:style>
    <style:style style:name="P34" style:family="paragraph" style:parent-style-name="Heading_20_2">
      <style:text-properties officeooo:rsid="0025a2fa"/>
    </style:style>
    <style:style style:name="P35" style:family="paragraph" style:parent-style-name="Code">
      <style:text-properties fo:color="#000000" loext:opacity="100%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2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3" style:family="text">
      <style:text-properties style:font-name="Times New Roman" fo:font-size="12pt" fo:language="ru" fo:country="RU" style:font-size-asian="12pt" style:font-name-complex="Times New Roman1" style:font-size-complex="12pt" style:font-weight-complex="bold"/>
    </style:style>
    <style:style style:name="T4" style:family="text">
      <style:text-properties style:font-name="Times New Roman" fo:font-size="12pt" fo:language="ru" fo:country="RU" officeooo:rsid="0e9345a1" style:font-size-asian="12pt" style:font-name-complex="Times New Roman1" style:font-size-complex="12pt" style:font-weight-complex="bold"/>
    </style:style>
    <style:style style:name="T5" style:family="text">
      <style:text-properties officeooo:rsid="001a07eb"/>
    </style:style>
    <style:style style:name="T6" style:family="text">
      <style:text-properties style:font-name="Times New Roman" fo:font-size="12pt" fo:language="ru" fo:country="RU" officeooo:rsid="003274a2" style:font-size-asian="12pt" style:font-name-complex="Times New Roman1" style:font-size-complex="12pt"/>
    </style:style>
    <style:style style:name="T7" style:family="text">
      <style:text-properties style:font-name="Times New Roman" fo:font-size="12pt" fo:language="ru" fo:country="RU" officeooo:rsid="002ac52f" style:font-size-asian="12pt" style:font-name-complex="Times New Roman1" style:font-size-complex="12pt"/>
    </style:style>
    <style:style style:name="T8" style:family="text">
      <style:text-properties officeooo:rsid="001aba41"/>
    </style:style>
    <style:style style:name="T9" style:family="text">
      <style:text-properties style:font-size-asian="11pt" style:font-size-complex="11pt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officeooo:rsid="0037db5a" style:font-size-asian="11pt" style:font-size-complex="11pt"/>
    </style:style>
    <style:style style:name="T13" style:family="text">
      <style:text-properties officeooo:rsid="001f3b14"/>
    </style:style>
    <style:style style:name="T14" style:family="text">
      <style:text-properties style:font-name="Source Code Pro" fo:font-size="11pt" style:font-size-asian="11pt" style:font-size-complex="11pt"/>
    </style:style>
    <style:style style:name="T15" style:family="text">
      <style:text-properties style:font-name="Source Code Pro" fo:font-size="11pt" officeooo:rsid="00331aeb" style:font-size-asian="11pt" style:font-size-complex="11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style:font-size-asian="11pt" style:font-weight-asian="normal" style:font-size-complex="11pt" style:font-weight-complex="normal"/>
    </style:style>
    <style:style style:name="T18" style:family="text">
      <style:text-properties officeooo:rsid="0033555b"/>
    </style:style>
    <style:style style:name="T19" style:family="text">
      <style:text-properties style:font-name="Source Code Pro" fo:font-size="11pt" officeooo:rsid="0033555b" style:font-size-asian="11pt" style:font-size-complex="11pt"/>
    </style:style>
    <style:style style:name="T20" style:family="text">
      <style:text-properties style:font-name="times new roman" fo:font-size="11pt" officeooo:rsid="0033555b" style:font-size-asian="11pt" style:font-size-complex="11pt"/>
    </style:style>
    <style:style style:name="T21" style:family="text">
      <style:text-properties style:font-name="times new roman" fo:font-size="12pt" officeooo:rsid="0033555b" style:font-size-asian="12pt" style:font-size-complex="12pt"/>
    </style:style>
    <style:style style:name="T22" style:family="text">
      <style:text-properties officeooo:rsid="0034eb05" style:font-size-asian="11pt" style:font-size-complex="11pt"/>
    </style:style>
    <style:style style:name="T23" style:family="text">
      <style:text-properties officeooo:rsid="00361003" style:font-size-asian="11pt" style:font-size-complex="11pt"/>
    </style:style>
    <style:style style:name="T24" style:family="text">
      <style:text-properties officeooo:rsid="00352f2e" style:font-size-asian="11pt" style:font-size-complex="11pt"/>
    </style:style>
    <style:style style:name="T25" style:family="text">
      <style:text-properties officeooo:rsid="00352f2e"/>
    </style:style>
    <style:style style:name="T26" style:family="text">
      <style:text-properties officeooo:rsid="0005ee9d" fo:background-color="#ffffff" loext:char-shading-value="0"/>
    </style:style>
    <style:style style:name="T27" style:family="text">
      <style:text-properties officeooo:rsid="00312af9" fo:background-color="#ffffff" loext:char-shading-value="0"/>
    </style:style>
    <style:style style:name="T28" style:family="text">
      <style:text-properties fo:background-color="#ffffff" loext:char-shading-value="0"/>
    </style:style>
    <style:style style:name="T29" style:family="text">
      <style:text-properties officeooo:rsid="00312af9"/>
    </style:style>
    <style:style style:name="T30" style:family="text">
      <style:text-properties officeooo:rsid="0005ee9d"/>
    </style:style>
    <style:style style:name="T31" style:family="text">
      <style:text-properties officeooo:rsid="000ab340"/>
    </style:style>
    <style:style style:name="T32" style:family="text">
      <style:text-properties officeooo:rsid="00223886"/>
    </style:style>
    <style:style style:name="T33" style:family="text">
      <style:text-properties style:font-size-asian="9.60000038146973pt" style:font-size-complex="11pt"/>
    </style:style>
    <style:style style:name="T34" style:family="text">
      <style:text-properties officeooo:rsid="00228707"/>
    </style:style>
    <style:style style:name="T35" style:family="text">
      <style:text-properties officeooo:rsid="0029bcdd"/>
    </style:style>
    <style:style style:name="T36" style:family="text">
      <style:text-properties officeooo:rsid="00253d44"/>
    </style:style>
    <style:style style:name="T37" style:family="text">
      <style:text-properties fo:color="#000000" loext:opacity="100%" fo:background-color="transparent" loext:char-shading-value="0"/>
    </style:style>
    <style:style style:name="T38" style:family="text">
      <style:text-properties fo:color="#000000" loext:opacity="100%" fo:background-color="#ffffff" loext:char-shading-value="0"/>
    </style:style>
    <style:style style:name="T39" style:family="text">
      <style:text-properties fo:color="#000000" loext:opacity="100%" officeooo:rsid="00312af9" fo:background-color="transparent" loext:char-shading-value="0"/>
    </style:style>
    <style:style style:name="T40" style:family="text">
      <style:text-properties fo:color="#000000" loext:opacity="100%" officeooo:rsid="00361003" fo:background-color="transparent" loext:char-shading-value="0"/>
    </style:style>
    <style:style style:name="T41" style:family="text">
      <style:text-properties fo:color="#000000" loext:opacity="100%" officeooo:rsid="00312af9" fo:background-color="#ffffff" loext:char-shading-value="0"/>
    </style:style>
    <style:style style:name="T42" style:family="text">
      <style:text-properties fo:color="#000000" loext:opacity="100%"/>
    </style:style>
    <style:style style:name="T43" style:family="text">
      <style:text-properties fo:color="#000000" loext:opacity="100%" officeooo:rsid="00312a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2"/>
      <text:p text:style-name="P2">Учреждение образования</text:p>
      <text:p text:style-name="P2"/>
      <text:p text:style-name="P2">«Белорусский государственный университет информатики</text:p>
      <text:p text:style-name="P2">и радиоэлектроники»</text:p>
      <text:p text:style-name="P2"/>
      <text:p text:style-name="P2">Факультет компьютерных систем и сетей</text:p>
      <text:p text:style-name="P2"/>
      <text:p text:style-name="P2">Кафедра электронных вычислительных машин</text:p>
      <text:p text:style-name="P2"/>
      <text:p text:style-name="P2">Операционные системы и системное программирование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Лабораторная работа №1</text:p>
      <text:p text:style-name="P2">на тему:</text:p>
      <text:p text:style-name="P2"><text:span text:style-name="T1"><text:s/></text:span><text:span text:style-name="T2">«</text:span><text:span text:style-name="T3">Знакомство с Linux/</text:span><text:span text:style-name="T4">U</text:span><text:span text:style-name="T3">nix и средой программирования. POSIX-совместимая файловая система</text:span><text:span text:style-name="T2">»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Выполнил: <text:tab/><text:tab/><text:tab/> <text:tab/><text:tab/><text:tab/><text:tab/><text:tab/> Проверил:</text:p>
      <text:p text:style-name="Text_20_body">Студент группы 350501<text:tab/><text:tab/><text:tab/><text:tab/><text:tab/><text:tab/> <text:span text:style-name="T5">Поденок Л. П.</text:span></text:p>
      <text:p text:style-name="Text_20_body"><text:span text:style-name="T6">Шахлан</text:span><text:span text:style-name="T7"> Е.С.</text:span><text:span text:style-name="T2"><text:tab/></text:span><text:span text:style-name="T1"><text:tab/><text:tab/><text:tab/><text:tab/><text:tab/><text:tab/><text:tab/><text:tab/><text:tab/><text:tab/><text:tab/><text:tab/><text:tab/><text:tab/><text:tab/>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Минск 202<text:span text:style-name="T8">5</text:span></text:p>
      <text:list text:style-name="Outline">
        <text:list-item>
          <text:h text:style-name="P4" text:outline-level="1">условие лабораторной работы</text:h>
        </text:list-item>
      </text:list>
      <text:p text:style-name="P5"><text:tab/></text:p>
      <text:p text:style-name="P6"><text:tab/>Разработать программу <text:span text:style-name="Source_20_Text"><text:span text:style-name="T9">dirwalk</text:span></text:span>, сканирующую файловую систему и выводящую в <text:span text:style-name="Source_20_Text"><text:span text:style-name="T9">stdout</text:span></text:span> информацию в соответствии с опциями программы.</text:p>
      <text:p text:style-name="P6"><text:tab/>Формат вывода аналогичен формату вывода утилиты <text:span text:style-name="Source_20_Text"><text:span text:style-name="T9">find</text:span></text:span>.</text:p>
      <text:p text:style-name="P7"><text:span text:style-name="Source_20_Text">dirwalk [dir] [options]</text:span></text:p>
      <text:p text:style-name="Text_20_body"><text:span text:style-name="Source_20_Text"><text:span text:style-name="T9">dir</text:span></text:span> ‒ начальный каталог. Если опущен, текущий (<text:span text:style-name="Source_20_Text"><text:span text:style-name="T9">./</text:span></text:span>).</text:p>
      <text:p text:style-name="Text_20_body"><text:span text:style-name="Source_20_Text"><text:span text:style-name="T9">options</text:span></text:span> ‒ опции:</text:p>
      <text:p text:style-name="Text_20_body"><text:span text:style-name="Source_20_Text"><text:span text:style-name="T9">l</text:span></text:span> ‒ только символические ссылки (<text:span text:style-name="Source_20_Text"><text:span text:style-name="T9">-type l</text:span></text:span>)</text:p>
      <text:p text:style-name="Text_20_body"><text:span text:style-name="Source_20_Text"><text:span text:style-name="T9">d</text:span></text:span> ‒ только каталоги (<text:span text:style-name="Source_20_Text"><text:span text:style-name="T9">-type d</text:span></text:span>)</text:p>
      <text:p text:style-name="Text_20_body"><text:span text:style-name="Source_20_Text"><text:span text:style-name="T9">f</text:span></text:span> ‒ только файлы (<text:span text:style-name="Source_20_Text"><text:span text:style-name="T9">-type f</text:span></text:span>)</text:p>
      <text:p text:style-name="Text_20_body"><text:span text:style-name="Source_20_Text"><text:span text:style-name="T9">s</text:span></text:span> ‒ сортировать выход в соответствии с <text:span text:style-name="Source_20_Text"><text:span text:style-name="T9">LC_COLLATE</text:span></text:span></text:p>
      <text:p text:style-name="Text_20_body">Опции могут быть указаны как перед каталогом, так и после. Опции могут быть указаны как раздельно, так и вместе (<text:span text:style-name="Source_20_Text"><text:span text:style-name="T9">-l -d, -ld</text:span></text:span>). Если опции <text:span text:style-name="Source_20_Text"><text:span text:style-name="T9">ldf</text:span></text:span> опущены, выводятся каталоги, файлы и ссылки. Программа должна быть переносимой (возможности <text:span text:style-name="T10">linux</text:span> не используются, только <text:span text:style-name="T11">POSIX</text:span>).</text:p>
      <text:list text:continue-numbering="true" text:style-name="Outline">
        <text:list-item>
          <text:h text:style-name="P8" text:outline-level="1">Описание алгоритмов и решений</text:h>
        </text:list-item>
      </text:list>
      <text:p text:style-name="Text_20_body"/>
      <text:p text:style-name="Text_20_body">Программа <text:span text:style-name="Source_20_Text"><text:span text:style-name="T9">dir</text:span></text:span><text:span text:style-name="Source_20_Text"><text:span text:style-name="T12">_</text:span></text:span><text:span text:style-name="Source_20_Text"><text:span text:style-name="T9">walk</text:span></text:span> предназначена для сканирования файловой системы, начиная с указанного каталога, и вывода списка файлов, каталогов и символических ссылок в формате, аналогичном утилите <text:span text:style-name="Source_20_Text"><text:span text:style-name="T9">find</text:span></text:span>. Она поддерживает различные опции для фильтрации вывода и сортировки результатов. Целью разработки является создание переносимой утилиты, совместимой с POSIX.</text:p>
      <text:p text:style-name="Text_20_body"/>
      <text:list text:continue-numbering="true" text:style-name="Outline">
        <text:list-item>
          <text:list>
            <text:list-item>
              <text:h text:style-name="P9" text:outline-level="2"><text:span text:style-name="Strong_20_Emphasis">Разбор аргументов командной строки</text:span></text:h>
            </text:list-item>
          </text:list>
        </text:list-item>
      </text:list>
      <text:p text:style-name="P10"><text:span text:style-name="Strong_20_Emphasis"/></text:p>
      <text:list text:continue-numbering="true" text:style-name="Outline">
        <text:list-item>
          <text:list>
            <text:list-header>
              <text:p text:style-name="P11"><text:s/><text:tab/>Разбор аргументов командной строки начинается с определения начального каталога. Если он не указан, по умолчанию используется <text:span text:style-name="Source_20_Text"><text:span text:style-name="T9">./</text:span></text:span>. Затем анализируются переданные пользователем опции (<text:span text:style-name="Source_20_Text"><text:span text:style-name="T9">-l, -d, -f, -s</text:span></text:span>), и фильтрующие флаги объединяются в единую маску. Для удобства обработки аргументов применяется функция <text:span text:style-name="Source_20_Text"><text:span text:style-name="T9">getopt()</text:span></text:span>, позволяющая корректно распознавать и комбинировать переданные параметры.</text:p>
              <text:p text:style-name="P12"/>
            </text:list-header>
            <text:list-item>
              <text:h text:style-name="Heading_20_2" text:outline-level="2"><text:span text:style-name="Strong_20_Emphasis">Рекурсивный обход файловой системы</text:span></text:h>
            </text:list-item>
          </text:list>
        </text:list-item>
      </text:list>
      <text:p text:style-name="P13"/>
      <text:p text:style-name="P14"><text:span text:style-name="T13">Р</text:span>екурсивный обход файловой системы осуществляется с использованием <text:span text:style-name="Source_20_Text"><text:span text:style-name="T14">opendir()</text:span></text:span> и <text:span text:style-name="Source_20_Text"><text:span text:style-name="T14">readdir()</text:span></text:span> для получения содержимого каталогов. Для каждого найденного элемента вызывается <text:span text:style-name="Source_20_Text"><text:span text:style-name="T14">lstat()</text:span></text:span> с целью определения его типа. В данной реализации задействованы структуры <text:span text:style-name="Source_20_Text"><text:span text:style-name="T14">dirent</text:span></text:span> и <text:span text:style-name="Source_20_Text"><text:span text:style-name="T14">stat</text:span></text:span>. Однако, поскольку поле <text:span text:style-name="Source_20_Text"><text:span text:style-name="T14">d_</text:span></text:span><text:span text:style-name="Source_20_Text"><text:span text:style-name="T15">name</text:span></text:span> в <text:span text:style-name="Source_20_Text"><text:span text:style-name="T14">dirent</text:span></text:span> не всегда заполняется (например, на файловых системах, не поддерживающих <text:span text:style-name="Source_20_Text"><text:span text:style-name="T14">d_</text:span></text:span><text:span text:style-name="Source_20_Text"><text:span text:style-name="T15">name</text:span></text:span>, таких как NFS), <text:span text:style-name="Source_20_Text"><text:span text:style-name="T14">lstat()</text:span></text:span> применяется для точного определения типа файла. После этого проверяется соответствие элемента заданным фильтрам. Если обнаружен подкаталог, и его обработка не запрещена опциями, выполняется рекурсивный вызов для его обхода.</text:p>
      <text:list text:continue-numbering="true" text:style-name="Outline">
        <text:list-item>
          <text:list>
            <text:list-item>
              <text:h text:style-name="Heading_20_2" text:outline-level="2"><text:span text:style-name="Strong_20_Emphasis">Формирование списка результатов</text:span></text:h>
            </text:list-item>
          </text:list>
        </text:list-item>
      </text:list>
      <text:p text:style-name="P6"/>
      <text:p text:style-name="P6"><text:tab/>После обхода формируется список результатов, в который добавляются все подходящие файлы, каталоги и ссылки. Если была указана опция сортировки (<text:span text:style-name="Source_20_Text"><text:span text:style-name="T14">-s</text:span></text:span>), список упорядочивается согласно <text:span text:style-name="Source_20_Text"><text:span text:style-name="T14">LC_COLLATE</text:span></text:span> с помощью функции <text:span text:style-name="Source_20_Text"><text:span text:style-name="T14">strcoll()</text:span></text:span>.</text:p>
      <text:p text:style-name="P6"/>
      <text:list text:continue-numbering="true" text:style-name="Outline">
        <text:list-item>
          <text:list>
            <text:list-item>
              <text:h text:style-name="Heading_20_2" text:outline-level="2"><text:span text:style-name="Strong_20_Emphasis">Вывод результатов</text:span></text:h>
            </text:list-item>
          </text:list>
        </text:list-item>
      </text:list>
      <text:p text:style-name="Text_20_body"><text:span text:style-name="Strong_20_Emphasis"/></text:p>
      <text:p text:style-name="P15"><text:tab/>На завершающем этапе программа выводит отфильтрованный и, при необходимости, отсортированный список файлов в <text:span text:style-name="Source_20_Text"><text:span text:style-name="T15">print_result</text:span></text:span>, соблюдая установленный порядок и применённые фильтры.</text:p>
      <text:p text:style-name="P6"/>
      <text:p text:style-name="P16"/>
      <text:list text:continue-numbering="true" text:style-name="Outline">
        <text:list-item>
          <text:h text:style-name="P4" text:outline-level="1">ФУНКЦИОНАЛЬНАЯ СТРУКТУРА ПРОЕКТА</text:h>
        </text:list-item>
      </text:list>
      <text:p text:style-name="P17"/>
      <text:p text:style-name="P18"><text:span text:style-name="Strong_20_Emphasis"><text:span text:style-name="T16">Описание файла </text:span></text:span><text:span text:style-name="Source_20_Text"><text:span text:style-name="T17">dirwalk.c</text:span></text:span></text:p>
      <text:p text:style-name="P19">Файл <text:span text:style-name="Source_20_Text"><text:span text:style-name="T9">dirwalk.c</text:span></text:span> реализует программу для рекурсивного обхода директорий с возможностью фильтрации и сортировки результатов. </text:p>
      <text:p text:style-name="P20"><text:span text:style-name="T18">Локальный динамический массив </text:span><text:span text:style-name="T19">options</text:span><text:span text:style-name="T20"> </text:span><text:span text:style-name="T21">для хранения флагов определяет режим работы программы.</text:span></text:p>
      <text:p text:style-name="P19">По умолчанию путь для сканирования – текущий каталог ("<text:span text:style-name="Source_20_Text"><text:span text:style-name="T9">.</text:span></text:span>"), локаль устанавливается с помощью <text:span text:style-name="Source_20_Text"><text:span text:style-name="T9">s</text:span></text:span><text:span text:style-name="Source_20_Text"><text:span text:style-name="T22">trcoll</text:span></text:span><text:span text:style-name="Source_20_Text"><text:span text:style-name="T9">((*all_files_list)[j], (*all_files_list)[j + 1]) &gt; 0)</text:span></text:span> для корректной обработки символов, если включена сортировка (<text:span text:style-name="Source_20_Text"><text:span text:style-name="T9">-s</text:span></text:span>). Аргументы командной строки обрабатываются с помощью <text:span text:style-name="Source_20_Text"><text:span text:style-name="T9">getopt()</text:span></text:span>, поддерживаются опции: <text:span text:style-name="Source_20_Text"><text:span text:style-name="T9">-l</text:span></text:span> – обработка только символических ссылок, <text:span text:style-name="Source_20_Text"><text:span text:style-name="T9">-d</text:span></text:span> – обработка только директорий, <text:span text:style-name="Source_20_Text"><text:span text:style-name="T9">-f</text:span></text:span> – обработка только файлов, <text:span text:style-name="Source_20_Text"><text:span text:style-name="T9">-s</text:span></text:span> – сортировка результатов. Опции <text:span text:style-name="Source_20_Text"><text:span text:style-name="T9">-l</text:span></text:span>, <text:span text:style-name="Source_20_Text"><text:span text:style-name="T9">-d</text:span></text:span> и <text:span text:style-name="Source_20_Text"><text:span text:style-name="T9">-f</text:span></text:span> взаимоисключающие. Для рекурсивного обхода файловой системы используются функции <text:span text:style-name="Source_20_Text"><text:span text:style-name="T9">dir</text:span></text:span><text:span text:style-name="Source_20_Text"><text:span text:style-name="T12">_</text:span></text:span><text:span text:style-name="Source_20_Text"><text:span text:style-name="T9">walk()</text:span></text:span> и <text:span text:style-name="Source_20_Text"><text:span text:style-name="T9">sort</text:span></text:span><text:span text:style-name="Source_20_Text"><text:span text:style-name="T12">_list</text:span></text:span><text:span text:style-name="Source_20_Text"><text:span text:style-name="T9">()</text:span></text:span>. </text:p>
      <text:p text:style-name="P19"><text:span text:style-name="Source_20_Text"><text:span text:style-name="T9">Dir</text:span></text:span><text:span text:style-name="Source_20_Text"><text:span text:style-name="T23">_</text:span></text:span><text:span text:style-name="Source_20_Text"><text:span text:style-name="T9">walk</text:span></text:span> выполняет обход без сортировки с использованием <text:span text:style-name="Source_20_Text"><text:span text:style-name="T9">opendir()</text:span></text:span><text:span text:style-name="Source_20_Text">, </text:span><text:span text:style-name="Source_20_Text"><text:span text:style-name="T9">readdir()</text:span></text:span> и <text:span text:style-name="Source_20_Text"><text:span text:style-name="T9">lstat()</text:span></text:span> для обработки каждого элемента в каталоге, учитывая типы файлов и заданные флаги (<text:span text:style-name="Source_20_Text"><text:span text:style-name="T9">-l, -d, -f</text:span></text:span>), и рекурсивно вызывает себя для обработки подкаталогов. </text:p>
      <text:p text:style-name="P21"><text:span text:style-name="Source_20_Text"><text:span text:style-name="T24">Sort_list</text:span></text:span> выполняет обход с сортировкой содержимого каталога: пути всех элементов собираются в массив, сортируются с помощью <text:span text:style-name="T25">самописной сортировки пузырьком</text:span> и функции сравнения <text:span text:style-name="Source_20_Text"><text:span text:style-name="T24">strcoll</text:span></text:span><text:span text:style-name="Source_20_Text"><text:span text:style-name="T9">((*all_files_list)[j], (*all_files_list)[j + 1]) &gt; 0)</text:span></text:span>, после чего обрабатываются аналогично <text:span text:style-name="Source_20_Text"><text:span text:style-name="T9">dir</text:span></text:span><text:span text:style-name="Source_20_Text"><text:span text:style-name="T12">_</text:span></text:span><text:span text:style-name="Source_20_Text"><text:span text:style-name="T9">walk()</text:span></text:span>. Вспомогательная функция <text:span text:style-name="Source_20_Text"><text:span text:style-name="T9">strcoll()</text:span></text:span> используется для сортировки строк с учетом текущей локали. Функция <text:span text:style-name="Source_20_Text"><text:span text:style-name="T9">print_</text:span></text:span><text:span text:style-name="Source_20_Text"><text:span text:style-name="T24">result</text:span></text:span> выводит путь к файлу или каталогу. Макрос <text:span text:style-name="Source_20_Text"><text:span text:style-name="T9">#define MAX_LENGHT 255</text:span></text:span> обеспечивает совместимость с POSIX-функциями. </text:p>
      <text:p text:style-name="P19">Подключаемые библиотеки: <text:span text:style-name="Source_20_Text"><text:span text:style-name="T9">&lt;stdio.h&gt;</text:span></text:span> для ввода/вывода, <text:span text:style-name="Source_20_Text"><text:span text:style-name="T9">&lt;stdlib.h&gt;</text:span></text:span> для динамического выделения памяти и сортировки, <text:span text:style-name="Source_20_Text"><text:span text:style-name="T9">&lt;string.h&gt;</text:span></text:span> для работы со строками, <text:span text:style-name="Source_20_Text"><text:span text:style-name="T9">&lt;dirent.h&gt;</text:span></text:span> для работы с каталогами, <text:span text:style-name="Source_20_Text"><text:span text:style-name="T9">&lt;sys/stat.h&gt;</text:span></text:span> для <text:span text:style-name="Source_20_Text"><text:span text:style-name="T9">lstat()</text:span></text:span> и определения типа файла. Программа поддерживает следующие режимы работы: рекурсивный обход без сортировки (<text:span text:style-name="Source_20_Text"><text:span text:style-name="T9">dir</text:span></text:span><text:span text:style-name="Source_20_Text"><text:span text:style-name="T23">_</text:span></text:span><text:span text:style-name="Source_20_Text"><text:span text:style-name="T9">walk</text:span></text:span>) и рекурсивный обход с сортировкой (<text:span text:style-name="Source_20_Text"><text:span text:style-name="T9">sort</text:span></text:span><text:span text:style-name="Source_20_Text"><text:span text:style-name="T23">_list</text:span></text:span>). </text:p>
      <text:p text:style-name="P19">Пример использования: </text:p>
      <text:p text:style-name="P19"><text:span text:style-name="Source_20_Text"><text:span text:style-name="T9">./dirwalk</text:span></text:span><text:span text:style-name="Source_20_Text"> </text:span>– рекурсивный обход текущего каталога по умолчанию; </text:p>
      <text:p text:style-name="P19"><text:span text:style-name="Source_20_Text"><text:span text:style-name="T9">./dirwalk -s ~/Projects </text:span></text:span>– обработка только директорий с сортировкой; </text:p>
      <text:p text:style-name="P19"><text:span text:style-name="Source_20_Text"><text:span text:style-name="T9">./dirwalk -f /var/log</text:span></text:span> – обработка только файлов без сортировки; </text:p>
      <text:p text:style-name="P19"><text:span text:style-name="Source_20_Text"><text:span text:style-name="T9">./dirwalk -l /usr/bin</text:span></text:span> – обработка символических ссылок.</text:p>
      <text:p text:style-name="P22"><text:span text:style-name="T16"/></text:p>
      <text:h text:style-name="P23" text:outline-level="1"/>
      <text:list text:continue-numbering="true" text:style-name="Outline">
        <text:list-item>
          <text:h text:style-name="P4" text:outline-level="1">Порядок сборки и использование</text:h>
        </text:list-item>
      </text:list>
      <text:p text:style-name="Text_20_body"/>
      <text:list text:continue-numbering="true" text:style-name="Outline">
        <text:list-item>
          <text:list>
            <text:list-item>
              <text:h text:style-name="P24" text:outline-level="2">Сборка и запуск debug версии</text:h>
            </text:list-item>
          </text:list>
        </text:list-item>
      </text:list>
      <text:p text:style-name="P25"/>
      <text:p text:style-name="Code"><text:span text:style-name="T26"><text:tab/></text:span><text:span text:style-name="T27">$</text:span><text:span text:style-name="Source_20_Text"><text:span text:style-name="T26">t</text:span></text:span><text:span text:style-name="Source_20_Text"><text:span text:style-name="T28">ar -xvf lab1.tar</text:span></text:span><text:span text:style-name="Source_20_Text"><text:line-break/><text:tab/></text:span><text:span text:style-name="Source_20_Text"><text:span text:style-name="T29">$</text:span></text:span><text:span text:style-name="Source_20_Text"><text:span text:style-name="T30">cd lab</text:span></text:span><text:span text:style-name="Source_20_Text"><text:span text:style-name="T31">01</text:span></text:span><text:span text:style-name="Source_20_Text"><text:span text:style-name="T30">/</text:span></text:span><text:span text:style-name="Source_20_Text"><text:span text:style-name="T31">dirwalk</text:span></text:span></text:p>
      <text:p text:style-name="Code"><text:span text:style-name="Source_20_Text"><text:tab/></text:span><text:span text:style-name="Source_20_Text"><text:span text:style-name="T29">$</text:span></text:span><text:span text:style-name="Source_20_Text">m</text:span><text:span text:style-name="Source_20_Text"><text:span text:style-name="T32">ake</text:span></text:span></text:p>
      <text:p text:style-name="Code"><text:span text:style-name="Source_20_Text"><text:tab/></text:span><text:span text:style-name="Source_20_Text"><text:span text:style-name="T29">$</text:span></text:span><text:span text:style-name="Source_20_Text">cd </text:span><text:span text:style-name="Source_20_Text"><text:span text:style-name="T32">build/debug</text:span></text:span></text:p>
      <text:p text:style-name="P26"/>
      <text:list text:continue-numbering="true" text:style-name="Outline">
        <text:list-item>
          <text:list>
            <text:list-item>
              <text:h text:style-name="P24" text:outline-level="2">Сборка и запуск release версии</text:h>
            </text:list-item>
          </text:list>
        </text:list-item>
      </text:list>
      <text:p text:style-name="P25"/>
      <text:p text:style-name="Code"><text:span text:style-name="T26"><text:tab/></text:span><text:span text:style-name="Source_20_Text"><text:span text:style-name="T27">$</text:span></text:span><text:span text:style-name="Source_20_Text"><text:span text:style-name="T26">t</text:span></text:span><text:span text:style-name="Source_20_Text"><text:span text:style-name="T28">ar -xvf lab1.tar</text:span></text:span><text:span text:style-name="Source_20_Text"><text:line-break/><text:tab/></text:span><text:span text:style-name="Source_20_Text"><text:span text:style-name="T29">$</text:span></text:span><text:span text:style-name="Source_20_Text"><text:span text:style-name="T30">cd lab</text:span></text:span><text:span text:style-name="Source_20_Text"><text:span text:style-name="T31">01</text:span></text:span><text:span text:style-name="Source_20_Text"><text:span text:style-name="T30">/</text:span></text:span><text:span text:style-name="Source_20_Text"><text:span text:style-name="T31">dirwalk</text:span></text:span></text:p>
      <text:p text:style-name="Code"><text:span text:style-name="Source_20_Text"><text:tab/></text:span><text:span text:style-name="Source_20_Text"><text:span text:style-name="T29">$</text:span></text:span><text:span text:style-name="Source_20_Text">m</text:span><text:span text:style-name="Source_20_Text"><text:span text:style-name="T32">ake MODE=release</text:span></text:span></text:p>
      <text:p text:style-name="Code"><text:span text:style-name="Source_20_Text"><text:tab/></text:span><text:span text:style-name="Source_20_Text"><text:span text:style-name="T29">$</text:span></text:span><text:span text:style-name="Source_20_Text">cd </text:span><text:span text:style-name="Source_20_Text"><text:span text:style-name="T32">build/release</text:span></text:span></text:p>
      <text:p text:style-name="P27"/>
      <text:list text:continue-numbering="true" text:style-name="Outline">
        <text:list-item>
          <text:list>
            <text:list-item>
              <text:h text:style-name="P24" text:outline-level="2">Сборка и проверка программы при помощи утилиты Valgrind</text:h>
            </text:list-item>
          </text:list>
        </text:list-item>
      </text:list>
      <text:p text:style-name="P25"/>
      <text:p text:style-name="Code"><text:span text:style-name="T26"><text:tab/></text:span><text:span text:style-name="Source_20_Text"><text:span text:style-name="T27">$</text:span></text:span><text:span text:style-name="Source_20_Text"><text:span text:style-name="T26">t</text:span></text:span><text:span text:style-name="Source_20_Text"><text:span text:style-name="T28">ar -xvf lab1.tar</text:span></text:span><text:span text:style-name="Source_20_Text"><text:line-break/><text:tab/></text:span><text:span text:style-name="Source_20_Text"><text:span text:style-name="T29">$</text:span></text:span><text:span text:style-name="Source_20_Text"><text:span text:style-name="T30">cd lab</text:span></text:span><text:span text:style-name="Source_20_Text"><text:span text:style-name="T31">01</text:span></text:span><text:span text:style-name="Source_20_Text"><text:span text:style-name="T30">/</text:span></text:span><text:span text:style-name="Source_20_Text"><text:span text:style-name="T31">dirwalk</text:span></text:span></text:p>
      <text:p text:style-name="Code"><text:span text:style-name="Source_20_Text"><text:tab/></text:span><text:span text:style-name="Source_20_Text"><text:span text:style-name="T29">$</text:span></text:span><text:span text:style-name="Source_20_Text">m</text:span><text:span text:style-name="Source_20_Text"><text:span text:style-name="T32">ake </text:span></text:span></text:p>
      <text:p text:style-name="Code"><text:span text:style-name="Source_20_Text"><text:tab/></text:span><text:span text:style-name="Source_20_Text"><text:span text:style-name="T29">$</text:span></text:span><text:span text:style-name="Source_20_Text">make valgrind</text:span></text:p>
      <text:p text:style-name="P28"/>
      <text:list text:continue-numbering="true" text:style-name="Outline">
        <text:list-item>
          <text:list>
            <text:list-item>
              <text:h text:style-name="P24" text:outline-level="2">Использование программы</text:h>
            </text:list-item>
          </text:list>
        </text:list-item>
      </text:list>
      <text:p text:style-name="P25"/>
      <text:p text:style-name="P29"><text:span text:style-name="Source_20_Text"><text:span text:style-name="T33">dirwalk</text:span></text:span><text:span text:style-name="Source_20_Text"> [путь] [опции]</text:span> — порядок описания опций и пути не имеет значения, как и <text:span text:style-name="T34">вид указания опций(слитное, раздельное).</text:span></text:p>
      <text:p text:style-name="P30"/>
      <text:h text:style-name="P23" text:outline-level="1"/>
      <text:list text:continue-numbering="true" text:style-name="Outline">
        <text:list-item>
          <text:h text:style-name="P4" text:outline-level="1">Тестирование </text:h>
        </text:list-item>
      </text:list>
      <text:p text:style-name="Text_20_body"/>
      <text:p text:style-name="P31">Тестированием является сравнение результатов работы программы и команды <text:span text:style-name="Source_20_Text">find</text:span> <text:span text:style-name="T35">в одном каталоге</text:span> с использованием утилиты <text:span text:style-name="Source_20_Text">wc(word count)</text:span>. <text:span text:style-name="T35">Тестирование сортировки приводится с выводом результата программы и команды find в одном каталоге</text:span></text:p>
      <text:p text:style-name="Text_20_body"/>
      <text:list text:continue-numbering="true" text:style-name="Outline">
        <text:list-item>
          <text:list>
            <text:list-item>
              <text:h text:style-name="Heading_20_2" text:outline-level="2">Тестирование без флагов в <text:span text:style-name="T36">корневом каталоге</text:span></text:h>
            </text:list-item>
          </text:list>
        </text:list-item>
      </text:list>
      <text:p text:style-name="Text_20_body"><text:span text:style-name="T37"/></text:p>
      <text:p text:style-name="P32"><text:span text:style-name="Source_20_Text"><text:span text:style-name="T37"><text:tab/>shakhlanchik@fedora:~/tar_working_dir/Шахлан Е.С./lab01$ make</text:span></text:span></text:p>
      <text:p text:style-name="P32"><text:span text:style-name="Source_20_Text"><text:span text:style-name="T38">gcc -Wall -Wextra -std=c11 src/lab01.c -o lab01</text:span></text:span></text:p>
      <text:p text:style-name="P32"><text:span text:style-name="Source_20_Text"><text:span text:style-name="T38"><text:tab/>./build/debug/dirwalk.o ./build/debug/func</text:span></text:span><text:span text:style-name="Source_20_Text"><text:span text:style-name="T37">tion.o -o build/debug/dirwalk</text:span></text:span><text:span text:style-name="Source_20_Text"><text:span text:style-name="T38"> </text:span></text:span><text:span text:style-name="Source_20_Text"><text:span text:style-name="T37"><text:line-break/><text:tab/></text:span></text:span><text:span text:style-name="Source_20_Text"><text:span text:style-name="T39">$</text:span></text:span><text:span text:style-name="Source_20_Text"><text:span text:style-name="T40">shakhlanchik</text:span></text:span><text:span text:style-name="Source_20_Text"><text:span text:style-name="T38">@fedora:~/dirwalk$ ./build/debug/dirwalk ~ | wc </text:span></text:span><text:span text:style-name="Source_20_Text"><text:span text:style-name="T37"><text:line-break/></text:span></text:span><text:span text:style-name="Source_20_Text"><text:span text:style-name="T38"> <text:tab/> <text:s/>36403   37065 3619853 </text:span></text:span><text:span text:style-name="Source_20_Text"><text:span text:style-name="T37"><text:line-break/><text:tab/></text:span></text:span><text:span text:style-name="Source_20_Text"><text:span text:style-name="T39">$</text:span></text:span><text:span text:style-name="Source_20_Text"><text:span text:style-name="T40">shakhlanchik</text:span></text:span><text:span text:style-name="Source_20_Text"><text:span text:style-name="T38">@fedora:~/dirwalk$ find ~ | wc </text:span></text:span><text:span text:style-name="Source_20_Text"><text:span text:style-name="T37"><text:line-break/></text:span></text:span><text:span text:style-name="Source_20_Text"><text:span text:style-name="T38"> <text:tab/> <text:s/>36403   37065 3619853 <text:s/></text:span></text:span><text:line-break/></text:p>
      <text:list text:continue-numbering="true" text:style-name="Outline">
        <text:list-item>
          <text:list>
            <text:list-item>
              <text:h text:style-name="Heading_20_2" text:outline-level="2"><text:span text:style-name="T36">Тестирование с поиском символических ссылок в корневом каталоге</text:span><text:line-break/></text:h>
            </text:list-item>
          </text:list>
        </text:list-item>
      </text:list>
      <text:p text:style-name="P33"><text:span text:style-name="T28"><text:tab/></text:span><text:span text:style-name="Source_20_Text"><text:span text:style-name="T27">$</text:span></text:span><text:span text:style-name="Source_20_Text"><text:span text:style-name="T40">shakhlanchik</text:span></text:span><text:span text:style-name="Source_20_Text"><text:span text:style-name="T28">@fedora:~/dirwalk$ ./build/debug/dirwalk ~ -l | wc </text:span></text:span><text:span text:style-name="Source_20_Text"><text:line-break/></text:span><text:span text:style-name="Source_20_Text"><text:span text:style-name="T28">      <text:s/><text:tab/> <text:s text:c="3"/>5       5     314 </text:span></text:span><text:span text:style-name="Source_20_Text"><text:line-break/><text:tab/></text:span><text:span text:style-name="Source_20_Text"><text:span text:style-name="T29">$</text:span></text:span><text:span text:style-name="Source_20_Text"><text:span text:style-name="T40">shakhlanchik</text:span></text:span><text:span text:style-name="Source_20_Text"><text:span text:style-name="T28">@fedora:~/dirwalk$ find ~ -type l | wc  </text:span></text:span><text:span text:style-name="Source_20_Text"><text:line-break/></text:span><text:span text:style-name="Source_20_Text"><text:span text:style-name="T28">      <text:s/><text:tab/> <text:s text:c="3"/>5       5     314</text:span></text:span><text:line-break/> <text:tab/></text:p>
      <text:list text:continue-numbering="true" text:style-name="Outline">
        <text:list-item>
          <text:list>
            <text:list-item>
              <text:h text:style-name="Heading_20_2" text:outline-level="2">Тестирование с поиском каталогов в корневом каталоге</text:h>
            </text:list-item>
          </text:list>
        </text:list-item>
      </text:list>
      <text:p text:style-name="Code"/>
      <text:p text:style-name="P33"><text:span text:style-name="T38"><text:tab/></text:span><text:span text:style-name="Source_20_Text"><text:span text:style-name="T38"> </text:span></text:span><text:span text:style-name="Source_20_Text"><text:span text:style-name="T41">$</text:span></text:span><text:span text:style-name="Source_20_Text"><text:span text:style-name="T40">shakhlanchik</text:span></text:span><text:span text:style-name="Source_20_Text"><text:span text:style-name="T38">@fedora:~/dirwalk$ ./build/debug/dirwalk ~ -d | wc </text:span></text:span><text:span text:style-name="Source_20_Text"><text:span text:style-name="T42"><text:line-break/></text:span></text:span><text:span text:style-name="Source_20_Text"><text:span text:style-name="T38">  <text:tab/> <text:s text:c="2"/>2114    2167  171073 </text:span></text:span><text:span text:style-name="Source_20_Text"><text:span text:style-name="T42"><text:line-break/><text:tab/> </text:span></text:span><text:span text:style-name="Source_20_Text"><text:span text:style-name="T43">$</text:span></text:span><text:span text:style-name="Source_20_Text"><text:span text:style-name="T40">shakhlanchik</text:span></text:span><text:span text:style-name="Source_20_Text"><text:span text:style-name="T38">@fedora:~/dirwalk$ find ~ -type d | wc  </text:span></text:span><text:span text:style-name="Source_20_Text"><text:span text:style-name="T42"><text:line-break/></text:span></text:span><text:span text:style-name="Source_20_Text"><text:span text:style-name="T38">  <text:tab/> <text:s text:c="2"/>2114    2167  171073</text:span></text:span><text:line-break/></text:p>
      <text:list text:continue-numbering="true" text:style-name="Outline">
        <text:list-item>
          <text:list>
            <text:list-item>
              <text:h text:style-name="Heading_20_2" text:outline-level="2">Тестирование с поиском файлов в корневом каталоге</text:h>
            </text:list-item>
          </text:list>
        </text:list-item>
      </text:list>
      <text:p text:style-name="Code"/>
      <text:p text:style-name="P33"><text:span text:style-name="T38"><text:tab/></text:span><text:span text:style-name="Source_20_Text"><text:span text:style-name="T41">$</text:span></text:span><text:span text:style-name="Source_20_Text"><text:span text:style-name="T40">shakhlanchik</text:span></text:span><text:span text:style-name="Source_20_Text"><text:span text:style-name="T38">@fedora:~/dirwalk$ ./build/debug/dirwalk ~ -f | wc </text:span></text:span><text:span text:style-name="Source_20_Text"><text:span text:style-name="T42"><text:line-break/><text:tab/> </text:span></text:span><text:span text:style-name="Source_20_Text"><text:span text:style-name="T38"> 34327   34938 3453728 </text:span></text:span><text:span text:style-name="Source_20_Text"><text:span text:style-name="T42"><text:line-break/><text:tab/></text:span></text:span><text:span text:style-name="Source_20_Text"><text:span text:style-name="T43">$</text:span></text:span><text:span text:style-name="Source_20_Text"><text:span text:style-name="T40">shakhlanchik</text:span></text:span><text:span text:style-name="Source_20_Text"><text:span text:style-name="T38">@fedora:~/dirwalk$ find ~ -type f | wc  </text:span></text:span><text:span text:style-name="Source_20_Text"><text:span text:style-name="T42"><text:line-break/></text:span></text:span><text:span text:style-name="Source_20_Text"><text:span text:style-name="T38"> <text:tab/> <text:s/>34327   34938 3453728</text:span></text:span><text:line-break/></text:p>
      <text:list text:continue-numbering="true" text:style-name="Outline">
        <text:list-item>
          <text:list>
            <text:list-item>
              <text:h text:style-name="P34" text:outline-level="2">Тестирование с сортировкой в текущем каталоге</text:h>
            </text:list-item>
          </text:list>
        </text:list-item>
      </text:list>
      <text:p text:style-name="P35"><text:span text:style-name="T28"/></text:p>
      <text:p text:style-name="P33"><text:span text:style-name="T38"><text:tab/></text:span><text:span text:style-name="Source_20_Text"><text:span text:style-name="T41">$</text:span></text:span><text:span text:style-name="Source_20_Text"><text:span text:style-name="T40">shakhlanchik</text:span></text:span><text:span text:style-name="Source_20_Text"><text:span text:style-name="T38">@fedora:~/dirwalk$ ./build/debug/dirwalk -s </text:span></text:span><text:span text:style-name="Source_20_Text"><text:span text:style-name="T42"><text:line-break/><text:tab/></text:span></text:span><text:span text:style-name="Source_20_Text"><text:span text:style-name="T38">. </text:span></text:span><text:span text:style-name="Source_20_Text"><text:span text:style-name="T42"><text:line-break/><text:tab/></text:span></text:span><text:span text:style-name="Source_20_Text"><text:span text:style-name="T38">./build </text:span></text:span><text:span text:style-name="Source_20_Text"><text:span text:style-name="T42"><text:line-break/><text:tab/></text:span></text:span><text:span text:style-name="Source_20_Text"><text:span text:style-name="T38">./build/debug </text:span></text:span><text:span text:style-name="Source_20_Text"><text:span text:style-name="T42"><text:line-break/><text:tab/></text:span></text:span><text:span text:style-name="Source_20_Text"><text:span text:style-name="T38">./build/debug/dirwalk </text:span></text:span><text:span text:style-name="Source_20_Text"><text:span text:style-name="T42"><text:line-break/><text:tab/></text:span></text:span><text:span text:style-name="Source_20_Text"><text:span text:style-name="T38">./build/debug/dirwalk.o </text:span></text:span><text:span text:style-name="Source_20_Text"><text:span text:style-name="T42"><text:line-break/><text:tab/></text:span></text:span><text:span text:style-name="Source_20_Text"><text:span text:style-name="T38">./build/release </text:span></text:span><text:span text:style-name="Source_20_Text"><text:span text:style-name="T42"><text:line-break/><text:tab/></text:span></text:span><text:span text:style-name="Source_20_Text"><text:span text:style-name="T38">./Makefile </text:span></text:span><text:span text:style-name="Source_20_Text"><text:span text:style-name="T42"><text:line-break/><text:tab/></text:span></text:span><text:span text:style-name="Source_20_Text"><text:span text:style-name="T38">./src </text:span></text:span><text:span text:style-name="Source_20_Text"><text:span text:style-name="T42"><text:line-break/><text:tab/></text:span></text:span><text:span text:style-name="Source_20_Text"><text:span text:style-name="T38">./src/dirwalk.c </text:span></text:span><text:span text:style-name="Source_20_Text"><text:span text:style-name="T42"><text:line-break/><text:tab/></text:span></text:span><text:span text:style-name="Source_20_Text"><text:span text:style-name="T40">shakhlanchik</text:span></text:span><text:span text:style-name="Source_20_Text"><text:span text:style-name="T38">@fedora:~/dirwalk$ find | sort </text:span></text:span><text:span text:style-name="Source_20_Text"><text:span text:style-name="T42"><text:line-break/><text:tab/></text:span></text:span><text:span text:style-name="Source_20_Text"><text:span text:style-name="T38">. </text:span></text:span><text:span text:style-name="Source_20_Text"><text:span text:style-name="T42"><text:line-break/><text:tab/></text:span></text:span><text:span text:style-name="Source_20_Text"><text:span text:style-name="T38">./build </text:span></text:span><text:span text:style-name="Source_20_Text"><text:span text:style-name="T42"><text:line-break/></text:span></text:span><text:soft-page-break/><text:span text:style-name="Source_20_Text"><text:span text:style-name="T42"><text:tab/></text:span></text:span><text:span text:style-name="Source_20_Text"><text:span text:style-name="T38">./build/debug </text:span></text:span><text:span text:style-name="Source_20_Text"><text:span text:style-name="T42"><text:line-break/><text:tab/></text:span></text:span><text:span text:style-name="Source_20_Text"><text:span text:style-name="T38">./build/debug/dirwalk </text:span></text:span><text:span text:style-name="Source_20_Text"><text:span text:style-name="T42"><text:line-break/><text:tab/></text:span></text:span><text:span text:style-name="Source_20_Text"><text:span text:style-name="T38">./build/debug/dirwalk.o </text:span></text:span><text:span text:style-name="Source_20_Text"><text:span text:style-name="T42"><text:line-break/><text:tab/></text:span></text:span><text:span text:style-name="Source_20_Text"><text:span text:style-name="T38">./build/release </text:span></text:span><text:span text:style-name="Source_20_Text"><text:span text:style-name="T42"><text:line-break/><text:tab/></text:span></text:span><text:span text:style-name="Source_20_Text"><text:span text:style-name="T38">./Makefile </text:span></text:span><text:span text:style-name="Source_20_Text"><text:span text:style-name="T42"><text:line-break/><text:tab/></text:span></text:span><text:span text:style-name="Source_20_Text"><text:span text:style-name="T38">./src </text:span></text:span><text:span text:style-name="Source_20_Text"><text:span text:style-name="T42"><text:line-break/><text:tab/></text:span></text:span><text:span text:style-name="Source_20_Text"><text:span text:style-name="T38">./src/dirwalk.c </text:span></text:span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adornments="Обычный" style:font-family-generic="swiss" style:font-pitch="variable"/>
    <style:font-face style:name="Source Code Pro" svg:font-family="'Source Code Pro'" style:font-pitch="fixed"/>
    <style:font-face style:name="Source Code Pro1" svg:font-family="'Source Code Pro'" style:font-adornments="Regular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  <style:font-face style:name="Times new roman" svg:font-family="'Times new roman'" style:font-adornments="Обычный" style:font-family-generic="roman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times new roman1" fo:font-family="'times new roman'" style:font-style-name="Обычный" style:font-family-generic="roman" fo:font-size="14pt"/>
    </style:style>
    <style:style style:name="Heading" style:family="paragraph" style:parent-style-name="Standard" style:next-style-name="Text_20_body" style:list-style-name="Numbering_20_123" style:class="text" style:master-page-name="">
      <style:paragraph-properties fo:margin-top="0cm" fo:margin-bottom="0cm" style:contextual-spacing="false" style:page-number="auto" fo:keep-with-next="always"/>
      <style:text-properties fo:color="#000000" loext:opacity="100%" style:font-name="Times new roman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fo:text-align="justify" style:justify-single-word="false" fo:text-indent="1.169cm" style:auto-text-indent="false" style:page-number="auto" style:vertical-align="baseline">
        <style:tab-stops/>
      </style:paragraph-properties>
      <style:text-properties fo:font-size="12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Базовый_20_текст" style:display-name="Базовый текст" style:family="paragraph" style:master-page-name="">
      <style:paragraph-properties fo:line-height="100%" fo:text-align="justify" style:justify-single-word="false" fo:text-indent="1.169cm" style:auto-text-indent="false" style:page-number="auto" style:writing-mode="lr-tb"/>
      <style:text-properties style:font-name="Times New Roman2" fo:font-family="'Times New Roman'" style:font-style-name="Обычный" style:font-family-generic="roman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left="0cm" fo:margin-top="0cm" fo:margin-bottom="0cm" style:contextual-spacing="false" fo:text-indent="1.169cm" style:auto-text-indent="false" style:page-number="auto">
        <style:tab-stops>
          <style:tab-stop style:position="1.169cm"/>
        </style:tab-stops>
      </style:paragraph-properties>
      <style:text-properties fo:text-transform="uppercase" fo:font-size="1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 style:master-page-name="">
      <style:paragraph-properties fo:margin-top="0cm" fo:margin-bottom="0cm" style:contextual-spacing="false" style:page-number="auto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 style:master-page-name="">
      <style:paragraph-properties fo:margin-left="0cm" fo:margin-top="0cm" fo:margin-bottom="0cm" style:contextual-spacing="false" fo:text-indent="0cm" style:auto-text-indent="false" style:page-number="auto" text:number-lines="true" text:line-number="0">
        <style:tab-stops/>
      </style:paragraph-properties>
      <style:text-properties fo:text-transform="uppercas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le" style:family="paragraph" style:parent-style-name="Standard" style:class="chapter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Code" style:family="paragraph" style:parent-style-name="Text_20_body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style:font-name="PT Sans" fo:font-family="'PT Sans'" style:font-style-name="Обычный" style:font-family-generic="swiss" style:font-pitch="variable" fo:font-size="11pt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Source Code Pro1" fo:font-family="'Source Code Pro'" style:font-style-name="Regular" style:font-pitch="fixed" fo:font-size="11pt" fo:letter-spacing="-0.018cm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space" fo:text-indent="1.169cm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space" fo:text-indent="1.169cm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19:53:20.352065188</meta:creation-date>
    <dc:date>2025-04-15T20:22:02.274975633</dc:date>
    <meta:editing-duration>P1DT19H39M31S</meta:editing-duration>
    <meta:editing-cycles>11</meta:editing-cycles>
    <meta:generator>LibreOffice/24.8.6.2$Linux_X86_64 LibreOffice_project/480$Build-2</meta:generator>
    <meta:print-date>2025-04-09T10:58:15.812863921</meta:print-date>
    <meta:document-statistic meta:table-count="0" meta:image-count="0" meta:object-count="0" meta:page-count="7" meta:paragraph-count="78" meta:word-count="924" meta:character-count="7668" meta:non-whitespace-character-count="6564"/>
  </office:meta>
</office:document-meta>
</file>